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dale Sans UI" svg:font-family="'Andale Sans UI'" style:font-family-generic="system" style:font-pitch="variable"/>
    <style:font-face style:name="Andale Sans UI1" svg:font-family="'Andale Sans UI'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swiss" style:font-pitch="variable"/>
    <style:font-face style:name="Courier1" svg:font-family="Courier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399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92cc" officeooo:paragraph-rsid="000792cc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5e20d"/>
    </style:style>
    <style:style style:name="P4" style:family="paragraph" style:parent-style-name="Text_20_body" style:list-style-name="L1">
      <style:text-properties officeooo:paragraph-rsid="0009a3bd"/>
    </style:style>
    <style:style style:name="T1" style:family="text">
      <style:text-properties style:font-name="Courier"/>
    </style:style>
    <style:style style:name="T2" style:family="text">
      <style:text-properties style:use-window-font-color="true" loext:opacity="0%" style:font-name="Courier1" fo:font-size="13pt" style:font-name-asian="Courier1" style:font-size-asian="13pt" style:font-name-complex="Courier1" style:font-size-complex="13pt"/>
    </style:style>
    <style:style style:name="T3" style:family="text">
      <style:text-properties style:use-window-font-color="true" loext:opacity="0%" style:font-name="Courier1" fo:font-size="13pt" officeooo:rsid="000602ff" style:font-name-asian="Courier1" style:font-size-asian="13pt" style:font-name-complex="Courier1" style:font-size-complex="13pt"/>
    </style:style>
    <style:style style:name="T4" style:family="text">
      <style:text-properties style:use-window-font-color="true" loext:opacity="0%" style:font-name="Courier1" fo:font-size="13pt" officeooo:rsid="0009a3bd" style:font-name-asian="Courier1" style:font-size-asian="13pt" style:font-name-complex="Courier1" style:font-size-complex="13pt"/>
    </style:style>
    <style:style style:name="T5" style:family="text">
      <style:text-properties style:use-window-font-color="true" loext:opacity="0%" style:font-name="Courier1" fo:font-size="13pt" fo:font-weight="bold" officeooo:rsid="0009a3bd" style:font-name-asian="Courier1" style:font-size-asian="13pt" style:font-weight-asian="bold" style:font-name-complex="Courier1" style:font-size-complex="13pt" style:font-weight-complex="bold"/>
    </style:style>
    <style:style style:name="T6" style:family="text">
      <style:text-properties style:font-name="Courier1"/>
    </style:style>
    <style:style style:name="T7" style:family="text">
      <style:text-properties style:font-name="Courier1" officeooo:rsid="0002b954"/>
    </style:style>
    <style:style style:name="T8" style:family="text">
      <style:text-properties officeooo:rsid="00012d87"/>
    </style:style>
    <style:style style:name="T9" style:family="text">
      <style:text-properties officeooo:rsid="0002f627"/>
    </style:style>
    <style:style style:name="T10" style:family="text">
      <style:text-properties officeooo:rsid="000446e9"/>
    </style:style>
    <style:style style:name="T11" style:family="text">
      <style:text-properties officeooo:rsid="0007d81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ylesheets</text:h>
      <text:p text:style-name="Text_20_body"/>
      <text:p text:style-name="Text_20_body"/>
      <text:list xml:id="list2715681574" text:style-name="L1">
        <text:list-item>
          <text:p text:style-name="P2">Kopiert die Datei <text:span text:style-name="T8">thebard</text:span>.css in dasselbe Verzeichnis, in dem index.html liegt.</text:p>
        </text:list-item>
        <text:list-item>
          <text:p text:style-name="P2">Fügt in der Datei index.html zwischen <text:span text:style-name="T1">&lt;head&gt;</text:span> und <text:span text:style-name="T1">&lt;/head&gt;</text:span> folgenden Quelltext ein:<text:line-break/><text:span text:style-name="T1">&lt;link rel=</text:span><text:span text:style-name="T6">"</text:span><text:span text:style-name="T1">stylesheet</text:span><text:span text:style-name="T6">"</text:span><text:span text:style-name="T1"> href=</text:span><text:span text:style-name="T6">"</text:span><text:span text:style-name="T7">thebard</text:span><text:span text:style-name="T1">.css</text:span><text:span text:style-name="T6">"</text:span><text:span text:style-name="T1">&gt; </text:span></text:p>
        </text:list-item>
        <text:list-item>
          <text:p text:style-name="P2">Lasst Eure index.html in Firefox anzeigen. Fahrt mit dem Mauszeiger über <text:span text:style-name="T11">den</text:span> Link, <text:span text:style-name="T11">der an der Quelle platziert ist</text:span>. Was passiert und warum? (Lest dazu die Datei <text:span text:style-name="T9">thebard</text:span>.css)</text:p>
          <text:p text:style-name="P2"/>
        </text:list-item>
        <text:list-item>
          <text:p text:style-name="P2">Legt nun Schriftart, Farbe und Größe und ggf. Auszeichnung (d.h. unterstrichen, kursiv, etc.) für Eure Elemente fest. Beachtet, was ihr bei dem Text über Typographie gelernt habt.<text:line-break/></text:p>
        </text:list-item>
      </text:list>
      <table:table table:name="Table1" table:style-name="Table1">
        <table:table-column table:style-name="Table1.A" table:number-columns-repeated="5"/>
        <table:table-row table:style-name="TableLine140430583229744">
          <table:table-cell table:style-name="Table1.A1" office:value-type="string">
            <text:p text:style-name="Table_20_Contents">Element</text:p>
          </table:table-cell>
          <table:table-cell table:style-name="Table1.A1" office:value-type="string">
            <text:p text:style-name="Table_20_Contents">Schriftart</text:p>
          </table:table-cell>
          <table:table-cell table:style-name="Table1.A1" office:value-type="string">
            <text:p text:style-name="Table_20_Contents">Farbe</text:p>
          </table:table-cell>
          <table:table-cell table:style-name="Table1.A1" office:value-type="string">
            <text:p text:style-name="Table_20_Contents">Größe </text:p>
          </table:table-cell>
          <table:table-cell table:style-name="Table1.E1" office:value-type="string">
            <text:p text:style-name="Table_20_Contents">Auszeichnung</text:p>
          </table:table-cell>
        </table:table-row>
        <table:table-row table:style-name="TableLine140430583233888">
          <table:table-cell table:style-name="Table1.A2" office:value-type="string">
            <text:p text:style-name="Table_20_Contents">&lt;body&gt;</text:p>
            <text:p text:style-name="Table_20_Contents">&lt;p&gt;</text:p>
            <text:p text:style-name="Table_20_Contents">Generelle Schrif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140430583232064">
          <table:table-cell table:style-name="Table1.A2" office:value-type="string">
            <text:p text:style-name="Table_20_Contents">&lt;h1&gt;</text:p>
            <text:p text:style-name="Table_20_Contents">Überschrift 1. Ordnu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140430583230672">
          <table:table-cell table:style-name="Table1.A2" office:value-type="string">
            <text:p text:style-name="P1">&lt;h2&gt;</text:p>
            <text:p text:style-name="P1">Überschrift 2. Ordnu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140430583255600">
          <table:table-cell table:style-name="Table1.A2" office:value-type="string">
            <text:p text:style-name="Table_20_Contents">&lt;ol&gt; bzw &lt;ul&gt; </text:p>
            <text:p text:style-name="Table_20_Contents">List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140430583255872">
          <table:table-cell table:style-name="Table1.A2" office:value-type="string">
            <text:p text:style-name="Table_20_Contents">&lt;a&gt;</text:p>
            <text:p text:style-name="Table_20_Contents">Link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140430583256144">
          <table:table-cell table:style-name="Table1.A2" office:value-type="string">
            <text:p text:style-name="P1">&lt;div class=“Author“&gt;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140430583256928">
          <table:table-cell table:style-name="Table1.A2" office:value-type="string">
            <text:p text:style-name="P1">&lt;div class=“Quelle“&gt;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list xml:id="list145027548557299" text:continue-numbering="true" text:style-name="L1">
        <text:list-item>
          <text:p text:style-name="P3">Tragt nun eure Festlegungen in die Datei <text:span text:style-name="T10">thebard</text:span>.css ein. Beachtet das folgende Beispiel und versucht erst zu verstehen, was es macht.<text:line-break/><text:span text:style-name="T3">bo</text:span><text:span text:style-name="T2">dy {<text:line-break/>font-family:Tahoma, Arial; <text:line-break/>font-size:16px; <text:line-break/>color:#c0c0c0<text:line-break/>}</text:span></text:p>
        </text:list-item>
        <text:list-item>
          <text:p text:style-name="P4">Erledigt nun folgende Übungen:<text:span text:style-name="T4"><text:line-break/></text:span><text:a xlink:type="simple" xlink:href="https://www.w3schools.com/css/exercise.asp?filename=exercise_selectors1" text:style-name="Internet_20_link" text:visited-style-name="Visited_20_Internet_20_Link">https://www.w3schools.com/css/exercise.asp?filename=exercise_selectors1</text:a><text:span text:style-name="T4"> <text:line-break/></text:span><text:a xlink:type="simple" xlink:href="https://www.w3schools.com/css/exercise.asp?filename=exercise_selectors3" text:style-name="Internet_20_link" text:visited-style-name="Visited_20_Internet_20_Link">https://www.w3schools.com/css/exercise.asp?filename=exercise_selectors4</text:a><text:span text:style-name="T4"> <text:line-break/></text:span><text:a xlink:type="simple" xlink:href="https://www.w3schools.com/css/exercise.asp?filename=exercise_howto1" text:style-name="Internet_20_link" text:visited-style-name="Visited_20_Internet_20_Link">https://www.w3schools.com/css/exercise.asp?filename=exercise_howto1</text:a><text:span text:style-name="T4"><text:line-break/></text:span><text:soft-page-break/><text:a xlink:type="simple" xlink:href="https://www.w3schools.com/css/exercise.asp?filename=exercise_howto2" text:style-name="Internet_20_link" text:visited-style-name="Visited_20_Internet_20_Link">https://www.w3schools.com/css/exercise.asp?filename=exercise_howto2</text:a><text:span text:style-name="T4"> <text:line-break/></text:span><text:a xlink:type="simple" xlink:href="https://www.w3schools.com/css/exercise.asp?filename=exercise_howto4" text:style-name="Internet_20_link" text:visited-style-name="Visited_20_Internet_20_Link">https://www.w3schools.com/css/exercise.asp?filename=exercise_howto4</text:a><text:span text:style-name="T4"> <text:line-break/></text:span><text:a xlink:type="simple" xlink:href="https://www.w3schools.com/css/exercise.asp?filename=exercise_background1" text:style-name="Internet_20_link" text:visited-style-name="Visited_20_Internet_20_Link">https://www.w3schools.com/css/exercise.asp?filename=exercise_background1</text:a><text:span text:style-name="T4"><text:line-break/></text:span><text:a xlink:type="simple" xlink:href="https://www.w3schools.com/css/exercise.asp?filename=exercise_background2" text:style-name="Internet_20_link" text:visited-style-name="Visited_20_Internet_20_Link">https://www.w3schools.com/css/exercise.asp?filename=exercise_background2</text:a><text:span text:style-name="T4"><text:line-break/></text:span></text:p>
        </text:list-item>
        <text:list-item>
          <text:p text:style-name="P4">Natürlich muss man da einen Haufen nachschauen:<text:span text:style-name="T4"> </text:span><text:a xlink:type="simple" xlink:href="https://www.w3schools.com/css/css_background.asp" text:style-name="Internet_20_link" text:visited-style-name="Visited_20_Internet_20_Link">https://www.w3schools.com/css/css_background.asp</text:a><text:span text:style-name="T5"> </text:span>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dale Sans UI" svg:font-family="'Andale Sans UI'" style:font-family-generic="system" style:font-pitch="variable"/>
    <style:font-face style:name="Andale Sans UI1" svg:font-family="'Andale Sans UI'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swiss" style:font-pitch="variable"/>
    <style:font-face style:name="Courier1" svg:font-family="Courier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Bitstream Vera Sans" style:font-size-asian="12pt" style:language-asian="en" style:country-asian="US" style:font-name-complex="Andale Sans UI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font-name-asian="Bitstream Vera Sans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Andale Sans UI" style:font-family-complex="'Andale Sans UI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Andale Sans UI1" style:font-family-complex="'Andale Sans U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dale Sans UI1" style:font-family-complex="'Andale Sans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 style:font-family-complex="'Andale Sans UI'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creation-date>2015-12-14T16:40:26</meta:creation-date>
    <dc:date>2023-09-09T14:50:26.857377579</dc:date>
    <dc:language>de-DE</dc:language>
    <meta:editing-cycles>13</meta:editing-cycles>
    <meta:editing-duration>PT51M6S</meta:editing-duration>
    <meta:document-statistic meta:table-count="1" meta:image-count="0" meta:object-count="0" meta:page-count="2" meta:paragraph-count="26" meta:word-count="163" meta:character-count="1596" meta:non-whitespace-character-count="1454"/>
    <meta:user-defined meta:name="Info 1"/>
    <meta:user-defined meta:name="Info 2"/>
    <meta:user-defined meta:name="Info 3"/>
    <meta:user-defined meta:name="Info 4"/>
  </office:meta>
</office:document-meta>
</file>